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a50bf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479e" officeooo:paragraph-rsid="002b2786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2b2786" fo:background-color="transparent" style:font-size-asian="14pt" style:font-size-complex="14pt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officeooo:rsid="0020b257"/>
    </style:style>
    <style:style style:name="T22" style:family="text">
      <style:text-properties officeooo:rsid="0026cadc"/>
    </style:style>
    <style:style style:name="T23" style:family="text">
      <style:text-properties officeooo:rsid="002c69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Tralha</text:h>
      <text:p text:style-name="P1">= → Recebe</text:p>
      <text:p text:style-name="P2">== → Igual</text:p>
      <text:p text:style-name="P22">=== → operador de identidade</text:p>
      <text:p text:style-name="P22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4">! → <text:span text:style-name="T6">Não (Negação)</text:span></text:p>
      <text:p text:style-name="P23">&amp;&amp; → E (Conjunção)</text:p>
      <text:p text:style-name="P23">|| → Ou (Disjunção)</text:p>
      <text:p text:style-name="P25">? → <text:span text:style-name="T8">pergunta</text:span></text:p>
      <text:p text:style-name="P26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11"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window.confirm(‘ ’) → Faz aparecer um<text:span text:style-name="T1">a janela</text:span> de confirmação</text:p>
      <text:p text:style-name="P13"><text:soft-page-break/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1">e guarda na variavel p1</text:span></text:p>
      <text:p text:style-name="P20">window.document.write(p1.innerText) - vai selecionar e escrever o texto que esta dentro do p1</text:p>
      <text:p text:style-name="P19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1">p1.style.color = ‘ <text:s/>‘ – Muda a cor da variavel p1</text:p>
      <text:p text:style-name="P19"><text:span text:style-name="T18">var corpo = window.document.body - </text:span><text:span text:style-name="T15">O body é atribuido para a variavel corpo</text:span></text:p>
      <text:p text:style-name="P19"><text:span text:style-name="T18">corpo.style.background = ' <text:s/>' - </text:span><text:span text:style-name="T15">Muda a cor de fundo da variavel corpo</text:span></text:p>
      <text:p text:style-name="P19"><text:span text:style-name="T15">var d = window.document.getElementById('msg') - </text:span><text:span text:style-name="T19">Seleciona o elemento que tem </text:span><text:span text:style-name="T20">o id</text:span><text:span text:style-name="T19"> msg e guarda seu conteudo na variavel d</text:span></text:p>
      <text:p text:style-name="P27"><text:span text:style-name="T22">window.document.getElementById('msg').innerText = 'olá!' - </text:span><text:span text:style-name="T23">Seleciona o elemento que tem o id msg e substitui seu <text:s/>conteudo por olá</text:span></text:p>
      <text:p text:style-name="P28"/>
      <text:p text:style-name="P17"><text:soft-page-break/></text:p>
      <text:p text:style-name="P17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05T08:04:05.148144435</dc:date>
    <meta:editing-duration>PT17H35M8S</meta:editing-duration>
    <meta:editing-cycles>16</meta:editing-cycles>
    <meta:generator>LibreOffice/7.3.5.2$Linux_X86_64 LibreOffice_project/30$Build-2</meta:generator>
    <meta:document-statistic meta:table-count="0" meta:image-count="0" meta:object-count="0" meta:page-count="3" meta:paragraph-count="39" meta:word-count="323" meta:character-count="2167" meta:non-whitespace-character-count="1876"/>
  </office:meta>
</office:document-meta>
</file>